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494074340228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6) rotate (-2.1556561591382) translate (4.3127906519277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6.7544573185944cm 7.1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5239911071037cm 5.140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0:29.60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